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language="zxx" fo:country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0.002cm solid #000000"/>
      <style:text-properties fo:font-weight="bold"/>
    </style:style>
    <style:style style:name="ce11" style:family="table-cell" style:parent-style-name="Default" style:data-style-name="N110"/>
    <style:style style:name="ce12" style:family="table-cell" style:parent-style-name="Default" style:data-style-name="N1"/>
    <style:style style:name="ce13" style:family="table-cell" style:parent-style-name="Default" style:data-style-name="N0"/>
    <style:style style:name="ce14" style:family="table-cell" style:parent-style-name="Default" style:data-style-name="N10"/>
    <style:style style:name="ce15" style:family="table-cell" style:parent-style-name="Default" style:data-style-name="N10">
      <style:table-cell-properties fo:border-bottom="none" fo:border-left="0.002cm solid #000000" fo:border-right="0.002cm solid #000000" fo:border-top="0.002cm solid #000000"/>
    </style:style>
    <style:style style:name="ce16" style:family="table-cell" style:parent-style-name="Default" style:data-style-name="N10">
      <style:table-cell-properties fo:border-bottom="0.002cm solid #000000" fo:border-left="0.002cm solid #000000" fo:border-right="0.002cm solid #000000" fo:border-top="none"/>
    </style:style>
    <style:style style:name="ce17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34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11"/>
        <table:table-column table:style-name="co3" table:number-columns-repeated="2" table:default-cell-style-name="ce12"/>
        <table:table-column table:style-name="co3" table:default-cell-style-name="Default"/>
        <table:table-column table:style-name="co3" table:default-cell-style-name="ce12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10" office:value-type="string">
            <text:p>Homework expected</text:p>
          </table:table-cell>
          <table:table-cell table:style-name="ce10" office:value-type="string">
            <text:p>Homework ready</text:p>
          </table:table-cell>
          <table:table-cell table:style-name="ce10" office:value-type="string">
            <text:p>Homework points</text:p>
          </table:table-cell>
          <table:table-cell table:style-name="ce10" office:value-type="string">
            <text:p>Exam points</text:p>
          </table:table-cell>
          <table:table-cell table:style-name="ce10" office:value-type="string">
            <text:p>Bonus</text:p>
          </table:table-cell>
          <table:table-cell table:style-name="ce10" office:value-type="string">
            <text:p>Total points</text:p>
          </table:table-cell>
          <table:table-cell table:style-name="ce10" office:value-type="string">
            <text:p>Final Mark (preliminary)</text:p>
          </table:table-cell>
        </table:table-row>
        <table:table-row table:style-name="ro2">
          <table:table-cell office:value-type="string">
            <text:p>073756</text:p>
          </table:table-cell>
          <table:table-cell office:value-type="string">
            <text:p>Anton Dmitrijev </text:p>
          </table:table-cell>
          <table:table-cell table:number-columns-repeated="2"/>
          <table:table-cell table:formula="of:=[Homework.J2]" office:value-type="float" office:value="41.6666666666667">
            <text:p>42</text:p>
          </table:table-cell>
          <table:table-cell table:formula="of:=(7+10+8+6)*5/4" office:value-type="float" office:value="38.75">
            <text:p>39</text:p>
          </table:table-cell>
          <table:table-cell/>
          <table:table-cell table:formula="of:=SUM([.E2:.F2])" office:value-type="float" office:value="80.4166666666667">
            <text:p>80</text:p>
          </table:table-cell>
          <table:table-cell table:style-name="ce13" office:value-type="float" office:value="4.5">
            <text:p>4.5</text:p>
          </table:table-cell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table:number-columns-repeated="2"/>
          <table:table-cell table:formula="of:=[Homework.J3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table:number-columns-repeated="2"/>
          <table:table-cell table:formula="of:=[Homework.J4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table:number-columns-repeated="2"/>
          <table:table-cell table:formula="of:=[Homework.J5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093759</text:p>
          </table:table-cell>
          <table:table-cell office:value-type="string">
            <text:p>Dionis Argiri</text:p>
          </table:table-cell>
          <table:table-cell table:number-columns-repeated="2"/>
          <table:table-cell table:formula="of:=[Homework.J6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103784</text:p>
          </table:table-cell>
          <table:table-cell office:value-type="string">
            <text:p>Ott Madis Ozolit</text:p>
          </table:table-cell>
          <table:table-cell table:number-columns-repeated="2"/>
          <table:table-cell table:formula="of:=[Homework.J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104607">
            <text:p>104607</text:p>
          </table:table-cell>
          <table:table-cell office:value-type="string">
            <text:p>Aivar Guitar</text:p>
          </table:table-cell>
          <table:table-cell table:number-columns-repeated="2" office:value-type="date" office:date-value="2010-05-20">
            <text:p>20.05.2010</text:p>
          </table:table-cell>
          <table:table-cell table:formula="of:=[Homework.J8]" office:value-type="float" office:value="34.1666666666667">
            <text:p>34</text:p>
          </table:table-cell>
          <table:table-cell table:formula="of:=(7+7+7+7)*5/4"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SUM([.E8:.G8])" office:value-type="float" office:value="79.16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3" office:value-type="string">
            <text:p>104971</text:p>
          </table:table-cell>
          <table:table-cell office:value-type="string">
            <text:p>Jaroslav Judin</text:p>
          </table:table-cell>
          <table:table-cell table:number-columns-repeated="2" office:value-type="date" office:date-value="2010-05-20">
            <text:p>20.05.2010</text:p>
          </table:table-cell>
          <table:table-cell table:formula="of:=[Homework.J9]" office:value-type="float" office:value="39.1666666666667">
            <text:p>39</text:p>
          </table:table-cell>
          <table:table-cell table:formula="of:=(6+8+7+7)*5/4" office:value-type="float" office:value="35">
            <text:p>35</text:p>
          </table:table-cell>
          <table:table-cell/>
          <table:table-cell table:formula="of:=SUM([.E9:.G9])" office:value-type="float" office:value="74.1666666666667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07110</text:p>
          </table:table-cell>
          <table:table-cell office:value-type="string">
            <text:p>Eduard Shustrov</text:p>
          </table:table-cell>
          <table:table-cell table:number-columns-repeated="2"/>
          <table:table-cell table:formula="of:=[Homework.J10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float" office:value="107675">
            <text:p>107675</text:p>
          </table:table-cell>
          <table:table-cell office:value-type="string">
            <text:p>Samet Erap</text:p>
          </table:table-cell>
          <table:table-cell table:number-columns-repeated="2" office:value-type="date" office:date-value="2010-05-20">
            <text:p>20.05.2010</text:p>
          </table:table-cell>
          <table:table-cell table:formula="of:=[Homework.J11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107678</text:p>
          </table:table-cell>
          <table:table-cell office:value-type="string">
            <text:p>Radomir Sebek</text:p>
          </table:table-cell>
          <table:table-cell table:number-columns-repeated="2" office:value-type="date" office:date-value="2010-05-21">
            <text:p>21.05.2010</text:p>
          </table:table-cell>
          <table:table-cell table:formula="of:=[Homework.J12]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108360</text:p>
          </table:table-cell>
          <table:table-cell office:value-type="string">
            <text:p>Artur Šabak</text:p>
          </table:table-cell>
          <table:table-cell table:number-columns-repeated="2"/>
          <table:table-cell table:formula="of:=[Homework.J13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3" office:value-type="float" office:value="110013">
            <text:p>110013</text:p>
          </table:table-cell>
          <table:table-cell office:value-type="string">
            <text:p>Vadim Trifonov</text:p>
          </table:table-cell>
          <table:table-cell table:number-columns-repeated="2" office:value-type="date" office:date-value="2010-05-20">
            <text:p>20.05.2010</text:p>
          </table:table-cell>
          <table:table-cell table:formula="of:=[Homework.J14]" office:value-type="float" office:value="43.3333333333333">
            <text:p>43</text:p>
          </table:table-cell>
          <table:table-cell table:formula="of:=(8+7+6+6)*5/4" office:value-type="float" office:value="33.75">
            <text:p>34</text:p>
          </table:table-cell>
          <table:table-cell/>
          <table:table-cell table:formula="of:=SUM([.E14:.G14])" office:value-type="float" office:value="77.0833333333333">
            <text:p>77</text:p>
          </table:table-cell>
          <table:table-cell office:value-type="float" office:value="4">
            <text:p>4</text:p>
          </table:table-cell>
        </table:table-row>
        <table:table-row table:style-name="ro2">
          <table:table-cell/>
          <table:table-cell table:style-name="ce7" office:value-type="string">
            <text:p>Siim Reinaas</text:p>
          </table:table-cell>
          <table:table-cell table:number-columns-repeated="2"/>
          <table:table-cell table:formula="of:=[Homework.J15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8" office:value-type="string">
            <text:p>Vyacheslav Koliyanov</text:p>
          </table:table-cell>
          <table:table-cell table:number-columns-repeated="2"/>
          <table:table-cell table:formula="of:=[Homework.J16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5" office:value-type="float" office:value="104492">
            <text:p>104492</text:p>
          </table:table-cell>
          <table:table-cell table:style-name="ce7" office:value-type="string">
            <text:p>Ain Salula</text:p>
          </table:table-cell>
          <table:table-cell table:number-columns-repeated="2"/>
          <table:table-cell table:formula="of:=[Homework.J17]"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5" office:value-type="float" office:value="103640">
            <text:p>103640</text:p>
          </table:table-cell>
          <table:table-cell table:style-name="ce8" office:value-type="string">
            <text:p>Taavi Sonets</text:p>
          </table:table-cell>
          <table:table-cell table:number-columns-repeated="2"/>
          <table:table-cell table:formula="of:=[Homework.J18]"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style-name="ce4" office:value-type="string">
            <text:p>104540</text:p>
          </table:table-cell>
          <table:table-cell table:style-name="ce7"/>
          <table:table-cell table:number-columns-repeated="2"/>
          <table:table-cell table:formula="of:=[Homework.J19]" office:value-type="float" office:value="0">
            <text:p>0</text:p>
          </table:table-cell>
          <table:table-cell table:style-name="Default"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4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6"/>
          <table:table-cell table:style-name="ce9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style-name="ce7"/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ce2"/>
        <table:table-column table:style-name="co2" table:default-cell-style-name="Default"/>
        <table:table-column table:style-name="co3" table:default-cell-style-name="ce14"/>
        <table:table-column table:style-name="co3" table:number-columns-repeated="6" table:default-cell-style-name="Default"/>
        <table:table-column table:style-name="co3" table:default-cell-style-name="ce12"/>
        <table:table-column table:style-name="co3" table:number-columns-repeated="3" table:default-cell-style-name="Default"/>
        <table:table-row table:style-name="ro3">
          <table:table-cell table:style-name="ce10" office:value-type="string">
            <text:p>Code</text:p>
          </table:table-cell>
          <table:table-cell table:style-name="ce10" office:value-type="string">
            <text:p>Name</text:p>
          </table:table-cell>
          <table:table-cell table:style-name="ce10" office:value-type="string">
            <text:p>Task complete %</text:p>
          </table:table-cell>
          <table:table-cell table:style-name="ce10" office:value-type="string">
            <text:p>Model</text:p>
          </table:table-cell>
          <table:table-cell table:style-name="ce10" office:value-type="string">
            <text:p>Design</text:p>
          </table:table-cell>
          <table:table-cell table:style-name="ce10" office:value-type="string">
            <text:p>Java API &amp; language</text:p>
          </table:table-cell>
          <table:table-cell table:style-name="ce10" office:value-type="string">
            <text:p>Error handling</text:p>
          </table:table-cell>
          <table:table-cell table:style-name="ce10" office:value-type="string">
            <text:p>Docs &amp; readability</text:p>
          </table:table-cell>
          <table:table-cell table:style-name="ce10" office:value-type="string">
            <text:p>Tests</text:p>
          </table:table-cell>
          <table:table-cell table:style-name="ce10" office:value-type="string">
            <text:p>Total</text:p>
          </table:table-cell>
          <table:table-cell table:style-name="ce17" table:number-columns-repeated="3"/>
        </table:table-row>
        <table:table-row table:style-name="ro2">
          <table:table-cell table:formula="of:=codes" office:value-type="string" office:string-value="073756">
            <text:p>073756</text:p>
          </table:table-cell>
          <table:table-cell table:formula="of:=names" office:value-type="string" office:string-value="Anton Dmitrijev ">
            <text:p>Anton Dmitrijev </text:p>
          </table:table-cell>
          <table:table-cell office:value-type="percentage" office:value="1">
            <office:annotation draw:style-name="gr1" draw:text-style-name="P1" svg:width="2.899cm" svg:height="1.781cm" svg:x="8.339cm" svg:y="0cm" draw:caption-point-x="-0.61cm" draw:caption-point-y="0.875cm">
              <dc:date>2011-05-25T00:00:00</dc:date>
              <text:p text:style-name="P1"><text:span text:style-name="T1">Unhelpful error messages</text:span></text:p>
              <text:p text:style-name="P1"><text:span text:style-name="T1">Names have quotes in XML</text:span></text:p>
            </office:annotation>
            <text:p>100%</text:p>
          </table:table-cell>
          <table:table-cell office:value-type="float" office:value="8">
            <office:annotation draw:style-name="gr1" draw:text-style-name="P1" svg:width="2.899cm" svg:height="0.991cm" svg:x="10.597cm" svg:y="0cm" draw:caption-point-x="-0.61cm" draw:caption-point-y="0.875cm">
              <dc:date>2011-05-26T00:00:00</dc:date>
              <text:p text:style-name="P1"><text:span text:style-name="T1">Holds numeric data as Strings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1.781cm" svg:x="12.855cm" svg:y="0cm" draw:caption-point-x="-0.61cm" draw:caption-point-y="0.875cm">
              <dc:date>2011-05-26T00:00:00</dc:date>
              <text:p text:style-name="P1"><text:span text:style-name="T1">Too many static util methods</text:span></text:p>
              <text:p text:style-name="P1"><text:span text:style-name="T1">Enum duplication</text:span></text:p>
            </office:annotation>
            <text:p>8</text:p>
          </table:table-cell>
          <table:table-cell office:value-type="float" office:value="8">
            <office:annotation draw:style-name="gr1" draw:text-style-name="P1" svg:width="2.899cm" svg:height="0.991cm" svg:x="15.113cm" svg:y="0cm" draw:caption-point-x="-0.61cm" draw:caption-point-y="0.875cm">
              <dc:date>2011-05-26T00:00:00</dc:date>
              <text:p text:style-name="P1"><text:span text:style-name="T1">Mysql-specific API is used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2.571cm" svg:x="17.371cm" svg:y="0cm" draw:caption-point-x="-0.61cm" draw:caption-point-y="0.875cm">
              <dc:date>2011-05-26T00:00:00</dc:date>
              <text:p text:style-name="P1"><text:span text:style-name="T1">Unhelpful error messages</text:span></text:p>
              <text:p text:style-name="P1"><text:span text:style-name="T1">DecathlonExcepion</text:span></text:p>
              <text:p text:style-name="P1"><text:span text:style-name="T1">Real exceptions are eaten</text:span>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SUM([.D2:.I2])*5/6*[.C2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759">
            <text:p>093759</text:p>
          </table:table-cell>
          <table:table-cell table:formula="of:=names" office:value-type="string" office:string-value="Dionis Argiri">
            <text:p>Dionis Argiri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3784">
            <text:p>103784</text:p>
          </table:table-cell>
          <table:table-cell table:formula="of:=names" office:value-type="string" office:string-value="Ott Madis Ozolit">
            <text:p>Ott Madis Ozolit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607">
            <text:p>104607</text:p>
          </table:table-cell>
          <table:table-cell table:formula="of:=names" office:value-type="string" office:string-value="Aivar Guitar">
            <text:p>Aivar Guitar</text:p>
          </table:table-cell>
          <table:table-cell office:value-type="percentage" office:value="1">
            <text:p>100%</text:p>
          </table:table-cell>
          <table:table-cell office:value-type="float" office:value="5">
            <office:annotation draw:style-name="gr1" draw:text-style-name="P1" svg:width="2.899cm" svg:height="2.176cm" svg:x="10.597cm" svg:y="2.062cm" draw:caption-point-x="-0.61cm" draw:caption-point-y="1.512cm">
              <dc:date>2011-05-26T00:00:00</dc:date>
              <text:p text:style-name="P1"><text:span text:style-name="T1">Field duplication, </text:span></text:p>
              <text:p text:style-name="P1"><text:span text:style-name="T1">But there is Points enum</text:span></text:p>
              <text:p text:style-name="P1"><text:span text:style-name="T1">Strings creep into the model</text:span></text:p>
            </office:annotation>
            <text:p>5</text:p>
          </table:table-cell>
          <table:table-cell office:value-type="float" office:value="5">
            <office:annotation draw:style-name="gr1" draw:text-style-name="P1" svg:width="2.899cm" svg:height="1.781cm" svg:x="12.855cm" svg:y="2.062cm" draw:caption-point-x="-0.61cm" draw:caption-point-y="1.512cm">
              <dc:date>2011-05-26T00:00:00</dc:date>
              <text:p text:style-name="P1"><text:span text:style-name="T1">Too many static</text:span></text:p>
              <text:p text:style-name="P1"><text:span text:style-name="T1">If-else overuse, no common interfaces for IO</text:span></text:p>
            </office:annotation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1" draw:text-style-name="P1" svg:width="2.899cm" svg:height="0.991cm" svg:x="17.371cm" svg:y="2.062cm" draw:caption-point-x="-0.61cm" draw:caption-point-y="1.512cm">
              <dc:date>2011-05-26T00:00:00</dc:date>
              <text:p text:style-name="P1"><text:span text:style-name="T1">Everything's logged</text:span></text:p>
            </office:annotation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SUM([.D8:.I8])*5/6*[.C8]" office:value-type="float" office:value="34.1666666666667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971">
            <text:p>104971</text:p>
          </table:table-cell>
          <table:table-cell table:formula="of:=names" office:value-type="string" office:string-value="Jaroslav Judin">
            <text:p>Jaroslav Judin</text:p>
          </table:table-cell>
          <table:table-cell office:value-type="percentage" office:value="1">
            <office:annotation draw:style-name="gr2" draw:text-style-name="P1" svg:width="6.468cm" svg:height="1.386cm" svg:x="8.339cm" svg:y="2.511cm" draw:caption-point-x="-0.61cm" draw:caption-point-y="1.513cm">
              <dc:date>2011-05-24T00:00:00</dc:date>
              <text:p text:style-name="P1"><text:span text:style-name="T1">Console UI via logging</text:span></text:p>
              <text:p text:style-name="P1"><text:span text:style-name="T1">DataCollector + OutputWriter (filename required)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7">
            <office:annotation draw:style-name="gr3" draw:text-style-name="P1" svg:width="8.695cm" svg:height="1.542cm" svg:x="12.855cm" svg:y="2.511cm" draw:caption-point-x="-0.61cm" draw:caption-point-y="1.513cm">
              <dc:date>2011-05-24T00:00:00</dc:date>
              <text:p text:style-name="P1"><text:span text:style-name="T1">DBConnection with static field Connection</text:span></text:p>
              <text:p text:style-name="P1"><text:span text:style-name="T1">SetPlace with O(n^2) complexity</text:span></text:p>
              <text:p text:style-name="P1"><text:span text:style-name="T1">Duplication</text:span></text:p>
            </office:annotation>
            <text:p>7</text:p>
          </table:table-cell>
          <table:table-cell office:value-type="float" office:value="7">
            <office:annotation draw:style-name="gr2" draw:text-style-name="P1" svg:width="7.4cm" svg:height="1.386cm" svg:x="15.113cm" svg:y="2.511cm" draw:caption-point-x="-0.61cm" draw:caption-point-y="1.513cm">
              <dc:date>2011-05-24T00:00:00</dc:date>
              <text:p text:style-name="P1"><text:span text:style-name="T1">Method chaining</text:span></text:p>
              <text:p text:style-name="P1"><text:span text:style-name="T1">ResultType.getResultType(int)???</text:span></text:p>
              <text:p text:style-name="P1"><text:span text:style-name="T1">BrwserLaunch – WTF?</text:span></text:p>
            </office:annotation>
            <text:p>7</text:p>
          </table:table-cell>
          <table:table-cell office:value-type="float" office:value="6">
            <office:annotation draw:style-name="gr2" draw:text-style-name="P1" svg:width="5.307cm" svg:height="1.386cm" svg:x="17.371cm" svg:y="2.511cm" draw:caption-point-x="-0.61cm" draw:caption-point-y="1.513cm">
              <dc:date>2011-05-24T00:00:00</dc:date>
              <text:p text:style-name="P1"><text:span text:style-name="T1">e.printStackTrace();</text:span></text:p>
              <text:p text:style-name="P1"><text:span text:style-name="T1">SQLException, ParseException thrown from top-level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0.596cm" svg:x="19.629cm" svg:y="2.511cm" draw:caption-point-x="-0.61cm" draw:caption-point-y="1.513cm">
              <dc:date>2011-05-24T00:00:00</dc:date>
              <text:p text:style-name="P1"><text:span text:style-name="T1">No javadoc</text:span>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f:=SUM([.D9:.I9])*5/6*[.C9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110">
            <text:p>107110</text:p>
          </table:table-cell>
          <table:table-cell table:formula="of:=names" office:value-type="string" office:string-value="Eduard Shustrov">
            <text:p>Eduard Shustrov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7675">
            <text:p>107675</text:p>
          </table:table-cell>
          <table:table-cell table:formula="of:=names" office:value-type="string" office:string-value="Samet Erap">
            <text:p>Samet Erap</text:p>
          </table:table-cell>
          <table:table-cell table:style-name="ce15"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7678">
            <text:p>107678</text:p>
          </table:table-cell>
          <table:table-cell table:formula="of:=names" office:value-type="string" office:string-value="Radomir Sebek">
            <text:p>Radomir Sebek</text:p>
          </table:table-cell>
          <table:table-cell table:style-name="ce16"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8360">
            <text:p>108360</text:p>
          </table:table-cell>
          <table:table-cell table:formula="of:=names" office:value-type="string" office:string-value="Artur Šabak">
            <text:p>Artur Šabak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10013">
            <text:p>110013</text:p>
          </table:table-cell>
          <table:table-cell table:formula="of:=names" office:value-type="string" office:string-value="Vadim Trifonov">
            <text:p>Vadim Trifonov</text:p>
          </table:table-cell>
          <table:table-cell office:value-type="percentage" office:value="1">
            <office:annotation draw:style-name="gr1" draw:text-style-name="P1" svg:width="2.899cm" svg:height="0.991cm" svg:x="8.339cm" svg:y="4.761cm" draw:caption-point-x="-0.61cm" draw:caption-point-y="1.513cm">
              <dc:date>2011-05-24T00:00:00</dc:date>
              <text:p text:style-name="P1"><text:span text:style-name="T1">Logging for console output</text:span></text:p>
            </office:annotation>
            <text:p>100%</text:p>
          </table:table-cell>
          <table:table-cell office:value-type="float" office:value="9">
            <text:p>9</text:p>
          </table:table-cell>
          <table:table-cell office:value-type="float" office:value="9">
            <office:annotation draw:style-name="gr1" draw:text-style-name="P1" svg:width="2.899cm" svg:height="0.596cm" svg:x="12.855cm" svg:y="4.761cm" draw:caption-point-x="-0.61cm" draw:caption-point-y="1.513cm">
              <dc:date>2011-05-24T00:00:00</dc:date>
              <text:p text:style-name="P1"><text:span text:style-name="T1">Utils class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2.176cm" svg:x="15.113cm" svg:y="4.761cm" draw:caption-point-x="-0.61cm" draw:caption-point-y="1.513cm">
              <dc:date>2011-05-24T00:00:00</dc:date>
              <text:p text:style-name="P1"><text:span text:style-name="T1">Enum index</text:span></text:p>
              <text:p text:style-name="P1"><text:span text:style-name="T1">Place calculation with indexOf..lastIndexOf</text:span></text:p>
            </office:annotation>
            <text:p>9</text:p>
          </table:table-cell>
          <table:table-cell office:value-type="float" office:value="9">
            <office:annotation draw:style-name="gr1" draw:text-style-name="P1" svg:width="2.899cm" svg:height="1.386cm" svg:x="17.371cm" svg:y="4.761cm" draw:caption-point-x="-0.61cm" draw:caption-point-y="1.513cm">
              <dc:date>2011-05-24T00:00:00</dc:date>
              <text:p text:style-name="P1"><text:span text:style-name="T1">DisplayUsageMessage should be in catch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SUM([.D14:.I14])*5/6*[.C14]" office:value-type="float" office:value="43.3333333333333">
            <text:p>43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string" office:string-value="Vyacheslav Koliyanov">
            <text:p>Vyacheslav Koliyanov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4492">
            <text:p>104492</text:p>
          </table:table-cell>
          <table:table-cell table:style-name="ce2" table:formula="of:=names" office:value-type="string" office:string-value="Ain Salula">
            <text:p>Ain Salula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103640">
            <text:p>103640</text:p>
          </table:table-cell>
          <table:table-cell table:style-name="ce2" table:formula="of:=names" office:value-type="string" office:string-value="Taavi Sonets">
            <text:p>Taavi Sonets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4540">
            <text:p>10454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float" office:value="0">
            <text:p>0</text:p>
          </table:table-cell>
          <table:table-cell table:style-name="ce2" table:formula="of:=names" office:value-type="float" office:value="0">
            <text:p>0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style-name="Default"/>
          <table:table-cell table:number-columns-repeated="8"/>
          <table:table-cell table:style-name="Default"/>
          <table:table-cell table:number-columns-repeated="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46"/>
        <table:named-range table:name="names" table:base-cell-address="$Homework.$B$25" table:cell-range-address="$Totals.$B$2:.$B$46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9">29/05/2011</text:date>, <text:time>20:1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initial-creator>Anton</meta:initial-creator>
    <meta:creation-date>2007-05-27T21:27:51</meta:creation-date>
    <dc:date>2011-05-29T20:14:02</dc:date>
    <dc:language>en-US</dc:language>
    <meta:editing-cycles>213</meta:editing-cycles>
    <meta:editing-duration>P8DT14H55M50S</meta:editing-duration>
    <dc:creator>Anton Keks</dc:creator>
    <meta:document-statistic meta:table-count="2" meta:cell-count="223" meta:object-count="0"/>
    <meta:user-defined meta:name="Info 1"/>
    <meta:user-defined meta:name="Info 2"/>
    <meta:user-defined meta:name="Info 3"/>
    <meta:user-defined meta:name="Info 4"/>
  </office:meta>
</office:document-meta>
</file>